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059" svg:font-family="C059" style:font-pitch="variable"/>
    <style:font-face style:name="Garuda" svg:font-family="Garuda" style:font-pitch="variable"/>
    <style:font-face style:name="Samyak Devanagari" svg:font-family="'Samyak Devanagari'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RW Bookman" officeooo:rsid="000795a5" officeooo:paragraph-rsid="000795a5"/>
    </style:style>
    <style:style style:name="P2" style:family="paragraph" style:parent-style-name="Standard">
      <style:text-properties style:font-name="Garuda" officeooo:rsid="000795a5" officeooo:paragraph-rsid="000795a5"/>
    </style:style>
    <style:style style:name="P3" style:family="paragraph" style:parent-style-name="Standard">
      <style:text-properties fo:color="#729fcf" style:font-name="Garuda" officeooo:rsid="000795a5" officeooo:paragraph-rsid="000795a5" fo:background-color="transparent"/>
    </style:style>
    <style:style style:name="P4" style:family="paragraph" style:parent-style-name="Standard">
      <style:text-properties fo:color="#729fcf" style:font-name="Garuda" officeooo:rsid="00088093" officeooo:paragraph-rsid="00088093" fo:background-color="transparent"/>
    </style:style>
    <style:style style:name="P5" style:family="paragraph" style:parent-style-name="Standard">
      <style:paragraph-properties fo:text-align="start" style:justify-single-word="false"/>
      <style:text-properties fo:color="#729fcf" style:font-name="Garuda" officeooo:rsid="00088093" officeooo:paragraph-rsid="00088093" fo:background-color="transparent"/>
    </style:style>
    <style:style style:name="P6" style:family="paragraph" style:parent-style-name="Standard">
      <style:text-properties fo:color="#127622" officeooo:rsid="000795a5" officeooo:paragraph-rsid="000795a5"/>
    </style:style>
    <style:style style:name="P7" style:family="paragraph" style:parent-style-name="Standard">
      <style:text-properties fo:color="#127622" style:font-name="URW Bookman" officeooo:rsid="000795a5" officeooo:paragraph-rsid="000795a5"/>
    </style:style>
    <style:style style:name="P8" style:family="paragraph" style:parent-style-name="Standard">
      <style:text-properties fo:color="#127622" style:font-name="Garuda" officeooo:rsid="000795a5" officeooo:paragraph-rsid="000795a5"/>
    </style:style>
    <style:style style:name="P9" style:family="paragraph" style:parent-style-name="Standard">
      <style:text-properties fo:color="#ff0000" style:font-name="Garuda" officeooo:rsid="00088093" officeooo:paragraph-rsid="00088093" fo:background-color="transparent"/>
    </style:style>
    <style:style style:name="P10" style:family="paragraph" style:parent-style-name="Standard">
      <style:text-properties fo:color="#800080" style:font-name="Garuda" officeooo:rsid="00088093" officeooo:paragraph-rsid="00088093" fo:background-color="transparent"/>
    </style:style>
    <style:style style:name="P11" style:family="paragraph" style:parent-style-name="Standard">
      <style:text-properties fo:color="#00a933" style:font-name="Garuda" officeooo:rsid="00088093" officeooo:paragraph-rsid="00088093" fo:background-color="transparent"/>
    </style:style>
    <style:style style:name="P12" style:family="paragraph" style:parent-style-name="Standard">
      <style:text-properties fo:color="#e6e905" style:font-name="Garuda" officeooo:rsid="00088093" officeooo:paragraph-rsid="00088093" fo:background-color="transparent"/>
    </style:style>
    <style:style style:name="P13" style:family="paragraph" style:parent-style-name="Standard">
      <style:text-properties fo:color="#e6e905" style:font-name="Garuda" officeooo:rsid="000795a5" officeooo:paragraph-rsid="000795a5"/>
    </style:style>
    <style:style style:name="P14" style:family="paragraph" style:parent-style-name="Standard">
      <style:text-properties fo:color="#000000" style:font-name="Garuda" officeooo:rsid="000a0408" officeooo:paragraph-rsid="000a0408"/>
    </style:style>
    <style:style style:name="T1" style:family="text">
      <style:text-properties style:font-name="URW Bookman"/>
    </style:style>
    <style:style style:name="T2" style:family="text">
      <style:text-properties style:font-name="Samyak Devanagari"/>
    </style:style>
    <style:style style:name="T3" style:family="text">
      <style:text-properties fo:color="#ff0000" style:text-position="0% 100%"/>
    </style:style>
    <style:style style:name="T4" style:family="text">
      <style:text-properties fo:color="#8d1d75"/>
    </style:style>
    <style:style style:name="T5" style:family="text">
      <style:text-properties fo:color="#e6e905"/>
    </style:style>
    <style:style style:name="T6" style:family="text">
      <style:text-properties fo:color="#00a9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HTTP</text:span>: <text:span text:style-name="T2">é um protocolo(conjunto de regras), que define a comunicação entre o cliente e o servidor, fazendo com que duas máquinas com diferentes configurações consigam se comunicar!</text:span></text:p>
      <text:p text:style-name="P6"/>
      <text:p text:style-name="P7">HTTPS: continua sendo o htp, só que com uma camada de segurança a mais (SSL ou TXL), </text:p>
      <text:p text:style-name="P1"/>
      <text:p text:style-name="P8"/>
      <text:p text:style-name="P8">O http envia dados do tipo texto puro, ou seja, se a requisição do cliente tiver que passar por outros caminhos (provedores, roteadores, portas), qualquer um que consiga interceptar a minha requisição conseguirá ver!!</text:p>
      <text:p text:style-name="P2"/>
      <text:p text:style-name="P2">O https com a camada de segurança a mais, é basicamente o seguinte:</text:p>
      <text:p text:style-name="P2"/>
      <text:p text:style-name="P3">Existem duas chaves, uma que fica com o cliente e a outra com o servidor, no momento da requisição que é feita pelo cliente, a primeira chave (que é a do cliente) irá cifrar ou criptografar essa requisição, ou seja o contéudo que estiver dentro só <text:s/>poderá ser descifrado ou descriptografado pelo servidor que tem a segunda chave, a requisição pode passar por onde for, mas só sera revelada ao portador da outra chave que é o servidor.</text:p>
      <text:p text:style-name="P3"/>
      <text:p text:style-name="P3"/>
      <text:p text:style-name="P4">Foi visto a url(o endereço do servidor), e como é sua estrutura:</text:p>
      <text:p text:style-name="P4"/>
      <text:p text:style-name="P5"><text:span text:style-name="T3">http:</text:span>/<text:span text:style-name="T4">/www</text:span>.<text:span text:style-name="T6">alura.com.br/</text:span><text:span text:style-name="T5">/cursos-html</text:span></text:p>
      <text:p text:style-name="P4"/>
      <text:p text:style-name="P9">Vermelho: PROTOCOLO</text:p>
      <text:p text:style-name="P10">Roxo: www indicando que estamos na web</text:p>
      <text:p text:style-name="P11">Verde: Domínio do site, ou seja o nome.</text:p>
      <text:p text:style-name="P12">Amarelo: é o recurso, são partes espeçificas do site, por exemplo, um curso espeçificio do site</text:p>
      <text:p text:style-name="P13"/>
      <text:p text:style-name="P14">Foi abordado também os status code, que são códigos que identificam a situação da requisição, se ela foi processada com sucesso, vou exemplificar escrevendo as famílias:</text:p>
      <text:p text:style-name="P14"><text:soft-page-break/>2xx: todos que forem da família (duzentos), siginificam “OK”, ou seja, a requisição foi processada e foi respondida com sucesso.</text:p>
      <text:p text:style-name="P14"/>
      <text:p text:style-name="P14">3xx: todos que forem da família (trezentos), significam “Redirecionamento”, ou seja a requisição foi feita, foi recebida, mas o servidor obriga o cliente a fazer outra requisição para uma url.</text:p>
      <text:p text:style-name="P14"/>
      <text:p text:style-name="P14">4xx: todos que forem da família (quatrocentos), significam “Erro”, só que esse erro é por parte do usuário, ele pode ter errado algo na requisição, ou qualquer outra coisa.</text:p>
      <text:p text:style-name="P14"/>
      <text:p text:style-name="P14">5xx: todos que forem da família (quinhentos), significam “Erro”, só que por parte do servidor, ou seja é problema relacionado ao uri, só os desenvolvedores podem verificar o que ocasionou o erro e corrigir o mesm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059" svg:font-family="C059" style:font-pitch="variable"/>
    <style:font-face style:name="Garuda" svg:font-family="Garuda" style:font-pitch="variable"/>
    <style:font-face style:name="Samyak Devanagari" svg:font-family="'Samyak Devanagari'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5:58:59.101836411</meta:creation-date>
    <dc:date>2022-07-14T16:29:49.728926813</dc:date>
    <meta:editing-duration>PT10M</meta:editing-duration>
    <meta:editing-cycles>1</meta:editing-cycles>
    <meta:document-statistic meta:table-count="0" meta:image-count="0" meta:object-count="0" meta:page-count="2" meta:paragraph-count="16" meta:word-count="356" meta:character-count="2147" meta:non-whitespace-character-count="1805"/>
    <meta:generator>LibreOffice/6.4.7.2$Linux_X86_64 LibreOffice_project/40$Build-2</meta:generator>
  </office:meta>
</office:document-meta>
</file>